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97cm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3.64cm"/>
    </style:style>
    <style:style style:name="Tabla2.1" style:family="table-row">
      <style:table-row-properties style:min-row-height="12.779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3.446cm" table:align="margins"/>
    </style:style>
    <style:style style:name="Tabla3.A" style:family="table-column">
      <style:table-column-properties style:column-width="6.35cm" style:rel-column-width="30949*"/>
    </style:style>
    <style:style style:name="Tabla3.B" style:family="table-column">
      <style:table-column-properties style:column-width="2.614cm" style:rel-column-width="12740*"/>
    </style:style>
    <style:style style:name="Tabla3.C" style:family="table-column">
      <style:table-column-properties style:column-width="4.482cm" style:rel-column-width="21846*"/>
    </style:style>
    <style:style style:name="Tabla3.A1" style:family="table-cell">
      <style:table-cell-properties fo:background-color="#cccccc" fo:padding="0.097cm" fo:border="none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background-color="transparent" fo:padding="0.097cm" fo:border="none">
        <style:background-image/>
      </style:table-cell-properties>
    </style:style>
    <style:style style:name="Tabla3.C2" style:family="table-cell">
      <style:table-cell-properties fo:padding="0.097cm" fo:border="none"/>
    </style:style>
    <style:style style:name="Tabla4" style:family="table">
      <style:table-properties style:width="13.446cm" table:align="margins"/>
    </style:style>
    <style:style style:name="Tabla4.A" style:family="table-column">
      <style:table-column-properties style:column-width="13.446cm" style:rel-column-width="65535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3.446cm" table:align="margins"/>
    </style:style>
    <style:style style:name="Tabla5.A" style:family="table-column">
      <style:table-column-properties style:column-width="2.106cm" style:rel-column-width="10264*"/>
    </style:style>
    <style:style style:name="Tabla5.B" style:family="table-column">
      <style:table-column-properties style:column-width="0.884cm" style:rel-column-width="4307*"/>
    </style:style>
    <style:style style:name="Tabla5.C" style:family="table-column">
      <style:table-column-properties style:column-width="10.456cm" style:rel-column-width="50964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5.B1" style:family="table-cell">
      <style:table-cell-properties style:vertical-align="" fo:background-color="#e6e6e6" fo:padding="0.097cm" fo:border="none">
        <style:background-image/>
      </style:table-cell-properties>
    </style:style>
    <style:style style:name="Tabla6" style:family="table">
      <style:table-properties style:width="13.446cm" table:align="margins"/>
    </style:style>
    <style:style style:name="Tabla6.A" style:family="table-column">
      <style:table-column-properties style:column-width="3.362cm" style:rel-column-width="16383*"/>
    </style:style>
    <style:style style:name="Tabla6.C" style:family="table-column">
      <style:table-column-properties style:column-width="6.724cm" style:rel-column-width="32769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3.446cm" table:align="margins"/>
    </style:style>
    <style:style style:name="Tabla7.A" style:family="table-column">
      <style:table-column-properties style:column-width="3.362cm" style:rel-column-width="16383*"/>
    </style:style>
    <style:style style:name="Tabla7.D" style:family="table-column">
      <style:table-column-properties style:column-width="3.362cm" style:rel-column-width="16386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6.993cm" table:align="left"/>
    </style:style>
    <style:style style:name="Tabla8.A" style:family="table-column">
      <style:table-column-properties style:column-width="11.271cm"/>
    </style:style>
    <style:style style:name="Tabla8.B" style:family="table-column">
      <style:table-column-properties style:column-width="5.722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break-before="page"/>
      <style:text-properties style:font-name="Cantarell"/>
    </style:style>
    <style:style style:name="P3" style:family="paragraph" style:parent-style-name="Standard">
      <style:text-properties style:font-name="Cantarell"/>
    </style:style>
    <style:style style:name="P4" style:family="paragraph" style:parent-style-name="Standard">
      <style:paragraph-properties fo:text-align="start" style:justify-single-word="false"/>
      <style:text-properties style:font-name="Cantarell"/>
    </style:style>
    <style:style style:name="P5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7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8" style:family="paragraph" style:parent-style-name="Table_20_Contents">
      <style:text-properties style:font-name="Cantarell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ntarell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3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44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8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9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50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1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52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75e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1"><text:span text:style-name="T8">Prescription ID :</text:span> <text:placeholder text:placeholder-type="text">&lt;prescription.prescription_id or ''&gt;</text:placeholder></text:p>
            <text:p text:style-name="P52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41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5"><text:span text:style-name="T1">SSN : </text:span><text:span text:style-name="T1"><text:placeholder text:placeholder-type="text">&lt;prescription.patient.name.ref or ''&gt;</text:placeholder></text:span></text:p>
            <text:p text:style-name="P41">Age : <text:placeholder text:placeholder-type="text">&lt;prescription.patient.age or ''&gt;</text:placeholder></text:p>
            <text:p text:style-name="P41">DoB : <text:placeholder text:placeholder-type="text">&lt;formatLang(prescription.patient.dob, user.language) or ''&gt;</text:placeholder></text:p>
            <text:p text:style-name="P46"><text:span text:style-name="T3">Insurance :</text:span><text:span text:style-name="T2"><text:placeholder text:placeholder-type="text">&lt;if test="prescription.patient.current_insurance"&gt;</text:placeholder></text:span></text:p>
            <text:p text:style-name="P8"/>
            <text:p text:style-name="P46"><text:span text:style-name="T2"><text:s/></text:span><text:span text:style-name="T2"><text:placeholder text:placeholder-type="text">&lt;prescription.patient.current_insurance.company.name or ''&gt;</text:placeholder></text:span></text:p>
            <text:p text:style-name="P8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10"><text:placeholder text:placeholder-type="text">&lt;if test="prescription.healthprof"&gt;</text:placeholder></text:p>
            <text:p text:style-name="P23">Prescribed by</text:p>
            <text:p text:style-name="P22"/>
            <text:p text:style-name="P25"><text:span text:style-name="T12"><text:placeholder text:placeholder-type="text">&lt;prescription.healthprof.name.name or ''&gt;</text:placeholder></text:span><text:span text:style-name="T12"> </text:span><text:span text:style-name="T12"><text:placeholder text:placeholder-type="text">&lt;prescription.healthprof.name.lastname or ''&gt;</text:placeholder></text:span></text:p>
            <text:p text:style-name="P16"><text:placeholder text:placeholder-type="text">&lt;/if&gt;</text:placeholder></text:p>
          </table:table-cell>
          <table:table-cell table:style-name="Tabla1.B2" office:value-type="string">
            <text:p text:style-name="P21">Patient Contact Information</text:p>
            <text:p text:style-name="P20"/>
            <text:p text:style-name="P9"><text:placeholder text:placeholder-type="text">&lt;if test="prescription.patient.name.du"&gt;</text:placeholder></text:p>
            <text:p text:style-name="P45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17"><text:placeholder text:placeholder-type="text">&lt;/if&gt;</text:placeholder></text:p>
            <text:p text:style-name="P20"><text:span text:style-name="T8">Tel</text:span> : <text:placeholder text:placeholder-type="text">&lt;prescription.patient.name.phone or ''&gt;</text:placeholder></text:p>
            <text:p text:style-name="P20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1"><text:span text:style-name="T8">Qty</text:span> : <text:placeholder text:placeholder-type="text">&lt;lines.quantity or ''&gt;</text:placeholder></text:p>
            <text:p text:style-name="P41"><text:placeholder text:placeholder-type="text">&lt;if test="lines.start_treatment"&gt;</text:placeholder></text:p>
            <text:p text:style-name="P41"><text:span text:style-name="T8">Start</text:span> :<text:placeholder text:placeholder-type="text">&lt;formatLang(lines.start_treatment, user.language)&gt;</text:placeholder></text:p>
            <text:p text:style-name="P41"><text:placeholder text:placeholder-type="text">&lt;/if&gt;</text:placeholder></text:p>
            <text:p text:style-name="P41"><text:placeholder text:placeholder-type="text">&lt;if test="lines.start_treatment"&gt;</text:placeholder></text:p>
            <text:p text:style-name="P39"><text:placeholder text:placeholder-type="text">&lt;if test="lines.end_treatment"&gt;</text:placeholder></text:p>
            <text:p text:style-name="P42"><text:span text:style-name="T8">End: </text:span><text:placeholder text:placeholder-type="text">&lt;formatLang(lines.end_treatment, user.language)&gt;</text:placeholder></text:p>
            <text:p text:style-name="P43"><text:placeholder text:placeholder-type="text">&lt;/if&gt;</text:placeholder></text:p>
            <text:p text:style-name="P41"><text:placeholder text:placeholder-type="text">&lt;/if&gt;</text:placeholder></text:p>
            <text:p text:style-name="P41"><text:span text:style-name="T8">Refills</text:span> : <text:placeholder text:placeholder-type="text">&lt;lines.refills or ''&gt;</text:placeholder></text:p>
            <text:p text:style-name="P4"><text:placeholder text:placeholder-type="text">&lt;if test="lines.allow_substitution"&gt;</text:placeholder></text:p>
            <text:p text:style-name="P5">Substitution <text:soft-page-break/>Allowed</text:p>
            <text:p text:style-name="P4"><text:placeholder text:placeholder-type="text">&lt;/if&gt;</text:placeholder></text:p>
            <text:p text:style-name="P4"><text:span text:style-name="T8">Review</text:span> :</text:p>
            <text:p text:style-name="P4"><text:placeholder text:placeholder-type="text">&lt;if test="lines.review"&gt;</text:placeholder></text:p>
            <text:p text:style-name="P4"><text:s/><text:placeholder text:placeholder-type="text">&lt;formatLang(lines.review.strftime('%Y-%m-%d'), user.language, date=True) or ''&gt;</text:placeholder></text:p>
            <text:p text:style-name="P4"><text:placeholder text:placeholder-type="text">&lt;/if&gt;</text:placeholder></text:p>
            <text:p text:style-name="P41"/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30">Medicament</text:p>
                </table:table-cell>
                <table:table-cell table:style-name="Tabla3.A1" office:value-type="string">
                  <text:p text:style-name="P30">Dose</text:p>
                </table:table-cell>
                <table:table-cell table:style-name="Tabla3.A1" office:value-type="string">
                  <text:p text:style-name="P30">Unit</text:p>
                </table:table-cell>
              </table:table-row>
              <table:table-row>
                <table:table-cell table:style-name="Tabla3.A2" office:value-type="string">
                  <text:p text:style-name="P11"><text:placeholder text:placeholder-type="text">&lt;if test="lines.medicament"&gt;</text:placeholder></text:p>
                  <text:p text:style-name="P26"><text:span text:style-name="T8"><text:placeholder text:placeholder-type="text">&lt;lines.medicament.name.name&gt;</text:placeholder></text:span> </text:p>
                  <text:p text:style-name="P11"><text:placeholder text:placeholder-type="text">&lt;/if&gt;</text:placeholder></text:p>
                  <text:p text:style-name="P26"/>
                </table:table-cell>
                <table:table-cell table:style-name="Tabla3.B2" office:value-type="string">
                  <text:p text:style-name="P31"><text:placeholder text:placeholder-type="text">&lt;lines.dose or ''&gt;</text:placeholder></text:p>
                </table:table-cell>
                <table:table-cell table:style-name="Tabla3.C2" office:value-type="string">
                  <text:p text:style-name="P26"><text:placeholder text:placeholder-type="text">&lt;if test="lines.dose_unit"&gt;</text:placeholder></text:p>
                  <text:p text:style-name="P26"><text:placeholder text:placeholder-type="text">&lt; lines.dose_unit.name&gt;</text:placeholder></text:p>
                  <text:p text:style-name="P26"><text:placeholder text:placeholder-type="text">&lt;/if&gt;</text:placeholder></text:p>
                </table:table-cell>
              </table:table-row>
            </table:table>
            <text:p text:style-name="P11"/>
            <text:p text:style-name="P26"><text:s/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7"><text:placeholder text:placeholder-type="text">&lt;if test="lines.form"&gt;</text:placeholder> </text:p>
                  <text:p text:style-name="P27"><text:span text:style-name="T8">Form</text:span> :<text:placeholder text:placeholder-type="text">&lt;lines.form.name&gt;</text:placeholder></text:p>
                  <text:p text:style-name="P27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8"><text:placeholder text:placeholder-type="text">&lt;if test="lines.route"&gt;</text:placeholder></text:p>
                  <text:p text:style-name="P48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8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7"><text:placeholder text:placeholder-type="text">&lt;if test="lines.indication"&gt;</text:placeholder></text:p>
                  <text:p text:style-name="P27"><text:span text:style-name="T8">Indication</text:span> :<text:placeholder text:placeholder-type="text">&lt;lines.indication.name&gt;</text:placeholder></text:p>
                  <text:p text:style-name="P37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7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24"/>
            <text:p text:style-name="P24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40">Duration</text:p>
                  <text:p text:style-name="P49"/>
                </table:table-cell>
                <table:table-cell table:style-name="Tabla5.B1" office:value-type="string">
                  <text:p text:style-name="P12"><text:placeholder text:placeholder-type="text">&lt;if test="lines.duration"&gt;</text:placeholder><text:soft-page-break/></text:p>
                  <text:p text:style-name="P15"><text:placeholder text:placeholder-type="text">&lt;lines.duration&gt;</text:placeholder></text:p>
                  <text:p text:style-name="P15"><text:placeholder text:placeholder-type="text">&lt;/if&gt;</text:placeholder></text:p>
                  <text:p text:style-name="P28"><text:s/></text:p>
                  <text:p text:style-name="P29"/>
                </table:table-cell>
                <table:table-cell table:style-name="Tabla5.B1" office:value-type="string">
                  <text:p text:style-name="P32"><text:placeholder text:placeholder-type="text">&lt;if test="lines.duration_period"&gt;</text:placeholder></text:p>
                  <text:p text:style-name="P13"><text:placeholder text:placeholder-type="text">&lt;lines.duration_period&gt;</text:placeholder></text:p>
                  <text:p text:style-name="P32"><text:placeholder text:placeholder-type="text">&lt;/if&gt;</text:placeholder></text:p>
                  <text:p text:style-name="P32"><text:placeholder text:placeholder-type="text">&lt;if test="lines.qty &gt; 1"&gt;</text:placeholder></text:p>
                  <text:p text:style-name="P13">s</text:p>
                  <text:p text:style-name="P32"><text:placeholder text:placeholder-type="text">&lt;/if&gt;</text:placeholder></text:p>
                </table:table-cell>
              </table:table-row>
            </table:table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18">Directions</text:p>
                </table:table-cell>
                <table:table-cell table:style-name="Tabla6.A1" office:value-type="string">
                  <text:p text:style-name="P50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6.A1" office:value-type="string">
                  <text:p text:style-name="P33"><text:placeholder text:placeholder-type="text">&lt;if test="lines.common_dosage"&gt;</text:placeholder></text:p>
                  <text:p text:style-name="P6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7"><text:placeholder text:placeholder-type="text">&lt;/if&gt;</text:placeholder></text:p>
                </table:table-cell>
              </table:table-row>
            </table:table>
            <text:p text:style-name="P47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4"/>
                </table:table-cell>
                <table:table-cell table:style-name="Tabla7.A1" office:value-type="string">
                  <text:p text:style-name="P34"><text:placeholder text:placeholder-type="text">&lt;if test="lines.frequency"&gt;</text:placeholder></text:p>
                  <text:p text:style-name="P51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5"><text:placeholder text:placeholder-type="text">&lt;/if&gt;</text:placeholder></text:p>
                  <text:p text:style-name="P36"/>
                </table:table-cell>
                <table:table-cell table:style-name="Tabla7.A1" office:value-type="string">
                  <text:p text:style-name="P50"><text:placeholder text:placeholder-type="text">&lt;if test="lines.frequency_unit&lt;&gt;'wr'"&gt;</text:placeholder></text:p>
                  <text:p text:style-name="P19"><text:placeholder text:placeholder-type="text">&lt;lines.frequency_unit&gt;</text:placeholder></text:p>
                  <text:p text:style-name="P33"><text:placeholder text:placeholder-type="text">&lt;/if&gt;</text:placeholder></text:p>
                </table:table-cell>
                <table:table-cell table:style-name="Tabla7.A1" office:value-type="string">
                  <text:p text:style-name="P50"><text:placeholder text:placeholder-type="text">&lt;if test="lines.frequency_unit=='wr'"&gt;</text:placeholder></text:p>
                  <text:p text:style-name="P14">as needed</text:p>
                  <text:p text:style-name="P33"><text:placeholder text:placeholder-type="text">&lt;/if&gt;</text:placeholder></text:p>
                </table:table-cell>
              </table:table-row>
            </table:table>
            <text:p text:style-name="P47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8">Notes</text:p>
            <text:p text:style-name="P38"><text:placeholder text:placeholder-type="text">&lt;prescription.notes or ''&gt;</text:placeholder></text:p>
          </table:table-cell>
          <table:table-cell table:style-name="Tabla8.B1" office:value-type="string">
            <text:p text:style-name="P38"><text:span text:style-name="T13">Health Professional</text:span> Signature</text:p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1-22T12:29:49.630468065</dc:date>
    <meta:editing-duration>P4DT1H9M8S</meta:editing-duration>
    <meta:editing-cycles>220</meta:editing-cycles>
    <meta:generator>LibreOffice/4.1.4.2$Linux_X86_64 LibreOffice_project/410m0$Build-2</meta:generator>
    <meta:document-statistic meta:table-count="8" meta:image-count="0" meta:object-count="0" meta:page-count="3" meta:paragraph-count="91" meta:word-count="215" meta:character-count="2374" meta:non-whitespace-character-count="2241"/>
  </office:meta>
</office:document-meta>
</file>